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3.265cm"/>
    </style:style>
    <style:style style:name="co26" style:family="table-column">
      <style:table-column-properties fo:break-before="auto" style:column-width="3.369cm"/>
    </style:style>
    <style:style style:name="co29" style:family="table-column">
      <style:table-column-properties fo:break-before="auto" style:column-width="2.432cm"/>
    </style:style>
    <style:style style:name="co30" style:family="table-column">
      <style:table-column-properties fo:break-before="auto" style:column-width="0.674cm"/>
    </style:style>
    <style:style style:name="co31" style:family="table-column">
      <style:table-column-properties fo:break-before="auto" style:column-width="0.573cm"/>
    </style:style>
    <style:style style:name="co32" style:family="table-column">
      <style:table-column-properties fo:break-before="auto" style:column-width="0.732cm"/>
    </style:style>
    <style:style style:name="co33" style:family="table-column">
      <style:table-column-properties fo:break-before="auto" style:column-width="3.865cm"/>
    </style:style>
    <style:style style:name="co34" style:family="table-column">
      <style:table-column-properties fo:break-before="auto" style:column-width="3.978cm"/>
    </style:style>
    <style:style style:name="co35" style:family="table-column">
      <style:table-column-properties fo:break-before="auto" style:column-width="4.233cm"/>
    </style:style>
    <style:style style:name="co17" style:family="table-column">
      <style:table-column-properties fo:break-before="auto" style:column-width="7.777cm"/>
    </style:style>
    <style:style style:name="co18" style:family="table-column">
      <style:table-column-properties fo:break-before="auto" style:column-width="0.711cm"/>
    </style:style>
    <style:style style:name="co19" style:family="table-column">
      <style:table-column-properties fo:break-before="auto" style:column-width="1.736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1.586cm"/>
    </style:style>
    <style:style style:name="co22" style:family="table-column">
      <style:table-column-properties fo:break-before="auto" style:column-width="0.917cm"/>
    </style:style>
    <style:style style:name="co23" style:family="table-column">
      <style:table-column-properties fo:break-before="auto" style:column-width="1.002cm"/>
    </style:style>
    <style:style style:name="co24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3.037cm"/>
    </style:style>
    <style:style style:name="co28" style:family="table-column">
      <style:table-column-properties fo:break-before="auto" style:column-width="1.543cm"/>
    </style:style>
    <style:style style:name="co36" style:family="table-column">
      <style:table-column-properties fo:break-before="auto" style:column-width="2.887cm"/>
    </style:style>
    <style:style style:name="co37" style:family="table-column">
      <style:table-column-properties fo:break-before="auto" style:column-width="1.715cm"/>
    </style:style>
    <style:style style:name="co38" style:family="table-column">
      <style:table-column-properties fo:break-before="auto" style:column-width="0.725cm"/>
    </style:style>
    <style:style style:name="co39" style:family="table-column">
      <style:table-column-properties fo:break-before="auto" style:column-width="1.131cm"/>
    </style:style>
    <style:style style:name="co40" style:family="table-column">
      <style:table-column-properties fo:break-before="auto" style:column-width="1.686cm"/>
    </style:style>
    <style:style style:name="co41" style:family="table-column">
      <style:table-column-properties fo:break-before="auto" style:column-width="1.558cm"/>
    </style:style>
    <style:style style:name="co42" style:family="table-column">
      <style:table-column-properties fo:break-before="auto" style:column-width="3.549cm"/>
    </style:style>
    <style:style style:name="co43" style:family="table-column">
      <style:table-column-properties fo:break-before="auto" style:column-width="1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0" style:family="table-cell" style:parent-style-name="Default" style:data-style-name="N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0"/>
    <style:style style:name="ce9" style:family="table-cell" style:parent-style-name="Default" style:data-style-name="N2"/>
    <style:style style:name="ce11" style:family="table-cell" style:parent-style-name="Default" style:data-style-name="N1"/>
    <style:style style:name="ce13" style:family="table-cell" style:parent-style-name="Default">
      <style:text-properties fo:color="#ff66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UMARYCZNIE" table:style-name="ta1" table:print="false">
        <table:table-column table:style-name="co11" table:default-cell-style-name="Default"/>
        <table:table-column table:style-name="co2" table:default-cell-style-name="ce10"/>
        <table:table-row table:style-name="ro1">
          <table:table-cell/>
          <table:table-cell table:style-name="ce7" table:formula="of:=SUM([.B2:.B34])" office:value-type="float" office:value="251254.355092214">
            <text:p>251 254,36</text:p>
          </table:table-cell>
        </table:table-row>
        <table:table-row table:style-name="ro2">
          <table:table-cell office:value-type="string">
            <text:p>mareiał</text:p>
          </table:table-cell>
          <table:table-cell table:formula="of:=SUM([KOSZT.G3:.G107])" office:value-type="float" office:value="157254.355092214">
            <text:p>157 254,36</text:p>
          </table:table-cell>
        </table:table-row>
        <table:table-row table:style-name="ro1">
          <table:table-cell office:value-type="string">
            <text:p>kanaliza</text:p>
          </table:table-cell>
          <table:table-cell office:value-type="float" office:value="3000">
            <text:p>3 000,00</text:p>
          </table:table-cell>
        </table:table-row>
        <table:table-row table:style-name="ro1">
          <table:table-cell office:value-type="string">
            <text:p>robota z koparą</text:p>
          </table:table-cell>
          <table:table-cell office:value-type="float" office:value="91000">
            <text:p>91 000,00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OSZT" table:style-name="ta1" table:print="false">
        <table:table-column table:style-name="co24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6" table:default-cell-style-name="ce8"/>
        <table:table-column table:style-name="co37" table:default-cell-style-name="Default"/>
        <table:table-column table:style-name="co2" table:default-cell-style-name="Default"/>
        <table:table-column table:style-name="co38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office:value-type="string">
            <text:p>cena jednostkowa</text:p>
          </table:table-cell>
          <table:table-cell/>
          <table:table-cell office:value-type="string">
            <text:p>zapotrzebowanie</text:p>
          </table:table-cell>
          <table:table-cell/>
          <table:table-cell office:value-type="string">
            <text:p>za całość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>
            <text:p>Stan 0</text:p>
          </table:table-cell>
          <table:table-cell office:value-type="string">
            <text:p>stal</text:p>
          </table:table-cell>
          <table:table-cell table:formula="of:=[CENY.B2]" office:value-type="float" office:value="3400">
            <text:p>3400</text:p>
          </table:table-cell>
          <table:table-cell table:formula="of:=[CENY.C2]" office:value-type="string" office:string-value="zł/t">
            <text:p>zł/t</text:p>
          </table:table-cell>
          <table:table-cell table:formula="of:=[stal.G14]" office:value-type="float" office:value="5867.4">
            <text:p>5867,400</text:p>
          </table:table-cell>
          <table:table-cell office:value-type="string">
            <text:p>kg</text:p>
          </table:table-cell>
          <table:table-cell table:formula="of:=[.E3]*[.C3]/1000" office:value-type="float" office:value="19949.16">
            <text:p>19949,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on fundamenty</text:p>
          </table:table-cell>
          <table:table-cell table:formula="of:=[CENY.B3]" office:value-type="float" office:value="400">
            <text:p>400</text:p>
          </table:table-cell>
          <table:table-cell table:formula="of:=[CENY.C3]" office:value-type="string" office:string-value="zł/m3">
            <text:p>zł/m3</text:p>
          </table:table-cell>
          <table:table-cell table:formula="of:=['stan 0'.F9]" office:value-type="float" office:value="26.5936">
            <text:p>26,594</text:p>
          </table:table-cell>
          <table:table-cell office:value-type="string">
            <text:p>m3</text:p>
          </table:table-cell>
          <table:table-cell table:formula="of:=[.E4]*[.C4]" office:value-type="float" office:value="10637.44">
            <text:p>10637,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apa m2</text:p>
          </table:table-cell>
          <table:table-cell table:formula="of:=[CENY.B4]" office:value-type="float" office:value="30">
            <text:p>30</text:p>
          </table:table-cell>
          <table:table-cell table:formula="of:=[CENY.C4]" office:value-type="string" office:string-value="zł/m2">
            <text:p>zł/m2</text:p>
          </table:table-cell>
          <table:table-cell table:formula="of:=['stan 0'.C12]" office:value-type="float" office:value="61.6">
            <text:p>61,600</text:p>
          </table:table-cell>
          <table:table-cell office:value-type="string">
            <text:p>m2</text:p>
          </table:table-cell>
          <table:table-cell table:formula="of:=[.E5]*[.C5]" office:value-type="float" office:value="1848">
            <text:p>18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asek</text:p>
          </table:table-cell>
          <table:table-cell table:formula="of:=[CENY.B5]" office:value-type="float" office:value="800">
            <text:p>800</text:p>
          </table:table-cell>
          <table:table-cell table:formula="of:=[CENY.C5]" office:value-type="string" office:string-value="zł/20t">
            <text:p>zł/20t</text:p>
          </table:table-cell>
          <table:table-cell table:formula="of:=['stan 0'.B14]" office:value-type="float" office:value="40">
            <text:p>40,000</text:p>
          </table:table-cell>
          <table:table-cell table:style-name="ce8" table:formula="of:=['stan 0'.C14]" office:value-type="string" office:string-value="ton">
            <text:p>ton</text:p>
          </table:table-cell>
          <table:table-cell table:formula="of:=[.E6]*[.C6]/20" office:value-type="float" office:value="1600">
            <text:p>1600</text:p>
          </table:table-cell>
          <table:table-cell/>
          <table:table-cell office:value-type="string">
            <text:p>piasek</text:p>
          </table:table-cell>
          <table:table-cell table:formula="of:=[.C6]" office:value-type="float" office:value="800">
            <text:p>800</text:p>
          </table:table-cell>
          <table:table-cell table:formula="of:=[.D6]" office:value-type="string" office:string-value="zł/20t">
            <text:p>zł/20t</text:p>
          </table:table-cell>
          <table:table-cell office:value-type="float" office:value="20">
            <text:p>20</text:p>
          </table:table-cell>
          <table:table-cell table:formula="of:=[.F6]" office:value-type="string" office:string-value="ton">
            <text:p>ton</text:p>
          </table:table-cell>
          <table:table-cell table:formula="of:=[.J6]*[.L6]/20"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bloczek fund</text:p>
          </table:table-cell>
          <table:table-cell table:formula="of:=[CENY.B6]" office:value-type="float" office:value="4.3">
            <text:p>4,3</text:p>
          </table:table-cell>
          <table:table-cell table:formula="of:=[CENY.C6]" office:value-type="string" office:string-value="zł/szt">
            <text:p>zł/szt</text:p>
          </table:table-cell>
          <table:table-cell table:formula="of:=['stan 0'.C19]" office:value-type="float" office:value="2132.30769230769">
            <text:p>2132,308</text:p>
          </table:table-cell>
          <table:table-cell table:style-name="ce8" table:formula="of:=['stan 0'.D19]" office:value-type="string" office:string-value="szt">
            <text:p>szt</text:p>
          </table:table-cell>
          <table:table-cell table:formula="of:=[.E7]*[.C7]" office:value-type="float" office:value="9168.92307692308">
            <text:p>9168,9230769231</text:p>
          </table:table-cell>
          <table:table-cell/>
          <table:table-cell office:value-type="string">
            <text:p>bloczek zalew</text:p>
          </table:table-cell>
          <table:table-cell table:formula="of:=[CENY.B7]" office:value-type="float" office:value="6">
            <text:p>6</text:p>
          </table:table-cell>
          <table:table-cell table:formula="of:=[CENY.C7]" office:value-type="string" office:string-value="zł/szt">
            <text:p>zł/szt</text:p>
          </table:table-cell>
          <table:table-cell table:formula="of:=['stan 0'.G19]" office:value-type="float" office:value="1108.8">
            <text:p>1108,8</text:p>
          </table:table-cell>
          <table:table-cell table:formula="of:=['stan 0'.H19]" office:value-type="string" office:string-value="szt">
            <text:p>szt</text:p>
          </table:table-cell>
          <table:table-cell table:formula="of:=[.J7]*[.L7]" office:value-type="float" office:value="6652.8">
            <text:p>6652,8</text:p>
          </table:table-cell>
        </table:table-row>
        <table:table-row table:style-name="ro1">
          <table:table-cell/>
          <table:table-cell office:value-type="string">
            <text:p>cement</text:p>
          </table:table-cell>
          <table:table-cell table:formula="of:=[CENY.B8]" office:value-type="float" office:value="20">
            <text:p>20</text:p>
          </table:table-cell>
          <table:table-cell table:formula="of:=[CENY.C8]" office:value-type="string" office:string-value="zł/worek">
            <text:p>zł/worek</text:p>
          </table:table-cell>
          <table:table-cell table:formula="of:=['stan 0'.C25]/2" office:value-type="float" office:value="196.596676923077">
            <text:p>196,597</text:p>
          </table:table-cell>
          <table:table-cell table:style-name="ce8" table:formula="of:=['stan 0'.D25]" office:value-type="string" office:string-value="worków">
            <text:p>worków</text:p>
          </table:table-cell>
          <table:table-cell table:formula="of:=[.C8]*[.E8]" office:value-type="float" office:value="3931.93353846154">
            <text:p>3931,9335384615</text:p>
          </table:table-cell>
          <table:table-cell/>
          <table:table-cell office:value-type="string">
            <text:p>beton zalew</text:p>
          </table:table-cell>
          <table:table-cell table:formula="of:=[CENY.B3]" office:value-type="float" office:value="400">
            <text:p>400</text:p>
          </table:table-cell>
          <table:table-cell table:formula="of:=[CENY.C3]" office:value-type="string" office:string-value="zł/m3">
            <text:p>zł/m3</text:p>
          </table:table-cell>
          <table:table-cell table:formula="of:=['stan 0'.G20]" office:value-type="float" office:value="22.7304">
            <text:p>22,7304</text:p>
          </table:table-cell>
          <table:table-cell table:formula="of:=['stan 0'.H20]" office:value-type="float" office:value="0">
            <text:p>0</text:p>
          </table:table-cell>
          <table:table-cell table:formula="of:=[.J8]*[.L8]" office:value-type="float" office:value="9092.16">
            <text:p>9092,16</text:p>
          </table:table-cell>
        </table:table-row>
        <table:table-row table:style-name="ro1">
          <table:table-cell/>
          <table:table-cell office:value-type="string">
            <text:p>plastyfikator</text:p>
          </table:table-cell>
          <table:table-cell table:formula="of:=[CENY.B9]" office:value-type="float" office:value="4">
            <text:p>4</text:p>
          </table:table-cell>
          <table:table-cell table:formula="of:=[CENY.C9]" office:value-type="string" office:string-value="zł/l">
            <text:p>zł/l</text:p>
          </table:table-cell>
          <table:table-cell table:formula="of:=['stan 0'.C28]" office:value-type="float" office:value="98.2983384615385">
            <text:p>98,298</text:p>
          </table:table-cell>
          <table:table-cell table:style-name="ce8" table:formula="of:=['stan 0'.D28]" office:value-type="string" office:string-value="l">
            <text:p>l</text:p>
          </table:table-cell>
          <table:table-cell table:formula="of:=[.C9]*[.E9]" office:value-type="float" office:value="393.193353846154">
            <text:p>393,1933538462</text:p>
          </table:table-cell>
          <table:table-cell/>
          <table:table-cell office:value-type="string">
            <text:p>stal w bloczek</text:p>
          </table:table-cell>
          <table:table-cell table:number-columns-repeated="4"/>
          <table:table-cell table:formula="of:=['stan 0'.J21]" office:value-type="float" office:value="3070.914">
            <text:p>3070,914</text:p>
          </table:table-cell>
        </table:table-row>
        <table:table-row table:style-name="ro1">
          <table:table-cell/>
          <table:table-cell office:value-type="string">
            <text:p>dysperbit</text:p>
          </table:table-cell>
          <table:table-cell table:formula="of:=[CENY.B10]" office:value-type="float" office:value="4">
            <text:p>4</text:p>
          </table:table-cell>
          <table:table-cell table:formula="of:=[CENY.C10]" office:value-type="string" office:string-value="zł/kg">
            <text:p>zł/kg</text:p>
          </table:table-cell>
          <table:table-cell table:formula="of:=['stan 0'.C34]" office:value-type="float" office:value="360.36">
            <text:p>360,360</text:p>
          </table:table-cell>
          <table:table-cell table:style-name="ce8" table:formula="of:=['stan 0'.D34]" office:value-type="string" office:string-value="kg">
            <text:p>kg</text:p>
          </table:table-cell>
          <table:table-cell table:formula="of:=[.C10]*[.E10]" office:value-type="float" office:value="1441.44">
            <text:p>1441,44</text:p>
          </table:table-cell>
          <table:table-cell/>
          <table:table-cell office:value-type="string">
            <text:p>pianka</text:p>
          </table:table-cell>
          <table:table-cell table:number-columns-repeated="4"/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Styro 15 cm</text:p>
          </table:table-cell>
          <table:table-cell table:formula="of:=[CENY.B11]" office:value-type="float" office:value="115">
            <text:p>115</text:p>
          </table:table-cell>
          <table:table-cell table:formula="of:=[CENY.C11]" office:value-type="string" office:string-value="zł/m2">
            <text:p>zł/m2</text:p>
          </table:table-cell>
          <table:table-cell table:formula="of:=['stan 0'.C37]" office:value-type="float" office:value="66.2">
            <text:p>66,200</text:p>
          </table:table-cell>
          <table:table-cell table:style-name="ce8" table:formula="of:=['stan 0'.D37]" office:value-type="string" office:string-value="m2">
            <text:p>m2</text:p>
          </table:table-cell>
          <table:table-cell table:formula="of:=[.C11]*[.E11]" office:value-type="float" office:value="7613">
            <text:p>76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hudziak</text:p>
          </table:table-cell>
          <table:table-cell table:formula="of:=[CENY.B3]" office:value-type="float" office:value="400">
            <text:p>400</text:p>
          </table:table-cell>
          <table:table-cell table:formula="of:=[CENY.C3]" office:value-type="string" office:string-value="zł/m3">
            <text:p>zł/m3</text:p>
          </table:table-cell>
          <table:table-cell table:formula="of:=['stan 0'.C41]" office:value-type="float" office:value="12.18">
            <text:p>12,180</text:p>
          </table:table-cell>
          <table:table-cell table:style-name="ce8" table:formula="of:=['stan 0'.D41]" office:value-type="string" office:string-value="m3">
            <text:p>m3</text:p>
          </table:table-cell>
          <table:table-cell table:formula="of:=[.C12]*[.E12]" office:value-type="float" office:value="4872">
            <text:p>48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zasyp</text:p>
          </table:table-cell>
          <table:table-cell table:formula="of:=[CENY.B12]" office:value-type="float" office:value="600">
            <text:p>600</text:p>
          </table:table-cell>
          <table:table-cell table:formula="of:=[CENY.C12]" office:value-type="string" office:string-value="zł/20t">
            <text:p>zł/20t</text:p>
          </table:table-cell>
          <table:table-cell table:style-name="Default" table:formula="of:=['stan 0'.C49]" office:value-type="float" office:value="8.7">
            <text:p>8,7</text:p>
          </table:table-cell>
          <table:table-cell table:formula="of:=['stan 0'.D49]" office:value-type="string" office:string-value="wywrotek">
            <text:p>wywrotek</text:p>
          </table:table-cell>
          <table:table-cell table:formula="of:=[.C13]*[.E13]" office:value-type="float" office:value="5220">
            <text:p>522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arter i kolankowa</text:p>
          </table:table-cell>
          <table:table-cell office:value-type="string">
            <text:p>pustaki</text:p>
          </table:table-cell>
          <table:table-cell table:formula="of:=[CENY.B13]" office:value-type="float" office:value="15">
            <text:p>15</text:p>
          </table:table-cell>
          <table:table-cell table:formula="of:=[CENY.C13]" office:value-type="string" office:string-value="zł/szt">
            <text:p>zł/szt</text:p>
          </table:table-cell>
          <table:table-cell table:formula="of:=[parter.B18]" office:value-type="float" office:value="278.765536723163">
            <text:p>278,766</text:p>
          </table:table-cell>
          <table:table-cell table:style-name="ce8" table:formula="of:=[parter.C18]" office:value-type="string" office:string-value="szt">
            <text:p>szt</text:p>
          </table:table-cell>
          <table:table-cell table:formula="of:=[.C15]*[.E15]" office:value-type="float" office:value="4181.48305084745">
            <text:p>4181,48305084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klej</text:p>
          </table:table-cell>
          <table:table-cell table:formula="of:=[CENY.B15]" office:value-type="float" office:value="25">
            <text:p>25</text:p>
          </table:table-cell>
          <table:table-cell table:formula="of:=[CENY.C15]" office:value-type="string" office:string-value="zł/worek">
            <text:p>zł/worek</text:p>
          </table:table-cell>
          <table:table-cell table:formula="of:=[parter.B21]" office:value-type="float" office:value="55.617624">
            <text:p>55,618</text:p>
          </table:table-cell>
          <table:table-cell table:style-name="ce8" table:formula="of:=[parter.C21]" office:value-type="string" office:string-value="worków">
            <text:p>worków</text:p>
          </table:table-cell>
          <table:table-cell table:formula="of:=[.C16]*[.E16]" office:value-type="float" office:value="1390.4406">
            <text:p>1390,44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on strop</text:p>
          </table:table-cell>
          <table:table-cell table:formula="of:=[CENY.B3]" office:value-type="float" office:value="400">
            <text:p>400</text:p>
          </table:table-cell>
          <table:table-cell table:formula="of:=[CENY.C3]" office:value-type="string" office:string-value="zł/m3">
            <text:p>zł/m3</text:p>
          </table:table-cell>
          <table:table-cell table:formula="of:=[parter.B25]" office:value-type="float" office:value="43">
            <text:p>43,000</text:p>
          </table:table-cell>
          <table:table-cell table:style-name="ce8" table:formula="of:=[parter.C25]" office:value-type="string" office:string-value="m3">
            <text:p>m3</text:p>
          </table:table-cell>
          <table:table-cell table:formula="of:=[.C17]*[.E17]" office:value-type="float" office:value="17200">
            <text:p>172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dproża L19</text:p>
          </table:table-cell>
          <table:table-cell table:number-columns-repeated="4"/>
          <table:table-cell table:formula="of:=[parter.N28]" office:value-type="float" office:value="1696">
            <text:p>16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on poza stropem</text:p>
          </table:table-cell>
          <table:table-cell table:formula="of:=[CENY.B3]" office:value-type="float" office:value="400">
            <text:p>400</text:p>
          </table:table-cell>
          <table:table-cell table:formula="of:=[CENY.C3]" office:value-type="string" office:string-value="zł/m3">
            <text:p>zł/m3</text:p>
          </table:table-cell>
          <table:table-cell office:value-type="float" office:value="10">
            <text:p>10,000</text:p>
          </table:table-cell>
          <table:table-cell office:value-type="string">
            <text:p>m3</text:p>
          </table:table-cell>
          <table:table-cell table:formula="of:=[.C19]*[.E19]" office:value-type="float" office:value="4000">
            <text:p>4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uporek 12</text:p>
          </table:table-cell>
          <table:table-cell table:formula="of:=[CENY.B14]" office:value-type="float" office:value="10.5">
            <text:p>10,5</text:p>
          </table:table-cell>
          <table:table-cell table:formula="of:=[CENY.C14]" office:value-type="string" office:string-value="zł/szt">
            <text:p>zł/szt</text:p>
          </table:table-cell>
          <table:table-cell table:formula="of:=[parter.B33]" office:value-type="float" office:value="62.6892655367232">
            <text:p>62,689</text:p>
          </table:table-cell>
          <table:table-cell table:style-name="ce8" table:formula="of:=[parter.C33]" office:value-type="string" office:string-value="szt">
            <text:p>szt</text:p>
          </table:table-cell>
          <table:table-cell table:formula="of:=[.C20]*[.E20]" office:value-type="float" office:value="658.237288135593">
            <text:p>658,23728813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kotwy</text:p>
          </table:table-cell>
          <table:table-cell table:formula="of:=[CENY.B16]" office:value-type="float" office:value="5">
            <text:p>5</text:p>
          </table:table-cell>
          <table:table-cell table:formula="of:=[CENY.C16]" office:value-type="string" office:string-value="zł/szt">
            <text:p>zł/szt</text:p>
          </table:table-cell>
          <table:table-cell table:formula="of:=[parter.B36]" office:value-type="float" office:value="62">
            <text:p>62,000</text:p>
          </table:table-cell>
          <table:table-cell table:style-name="ce8" table:formula="of:=[parter.C36]" office:value-type="string" office:string-value="szt">
            <text:p>szt</text:p>
          </table:table-cell>
          <table:table-cell table:formula="of:=[.C21]*[.E21]" office:value-type="float" office:value="310">
            <text:p>31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dach</text:p>
          </table:table-cell>
          <table:table-cell office:value-type="string">
            <text:p>drewno</text:p>
          </table:table-cell>
          <table:table-cell table:formula="of:=[CENY.B18]" office:value-type="float" office:value="1200">
            <text:p>1200</text:p>
          </table:table-cell>
          <table:table-cell table:formula="of:=[CENY.C18]" office:value-type="string" office:string-value="zł/m3">
            <text:p>zł/m3</text:p>
          </table:table-cell>
          <table:table-cell table:formula="of:=[dach.J22]" office:value-type="float" office:value="12.28896182">
            <text:p>12,289</text:p>
          </table:table-cell>
          <table:table-cell table:style-name="ce8" table:formula="of:=[dach.K22]" office:value-type="string" office:string-value="m3">
            <text:p>m3</text:p>
          </table:table-cell>
          <table:table-cell table:formula="of:=[.C23]*[.E23]" office:value-type="float" office:value="14746.754184">
            <text:p>14746,7541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lacha</text:p>
          </table:table-cell>
          <table:table-cell table:formula="of:=[CENY.B17]" office:value-type="float" office:value="60">
            <text:p>60</text:p>
          </table:table-cell>
          <table:table-cell table:formula="of:=[CENY.C17]" office:value-type="string" office:string-value="zł/m2">
            <text:p>zł/m2</text:p>
          </table:table-cell>
          <table:table-cell table:formula="of:=[dach.A4]" office:value-type="float" office:value="309.309">
            <text:p>309,309</text:p>
          </table:table-cell>
          <table:table-cell table:style-name="ce8" table:formula="of:=[dach.B4]" office:value-type="string" office:string-value="m2">
            <text:p>m2</text:p>
          </table:table-cell>
          <table:table-cell table:formula="of:=[.C24]*[.E24]" office:value-type="float" office:value="18558.54">
            <text:p>18558,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szta</text:p>
          </table:table-cell>
          <table:table-cell table:number-columns-repeated="4"/>
          <table:table-cell table:formula="of:=1.5*[.G24]" office:value-type="float" office:value="27837.81">
            <text:p>27837,81</text:p>
          </table:table-cell>
          <table:table-cell table:number-columns-repeated="7"/>
        </table:table-row>
        <table:table-row table:style-name="ro1" table:number-rows-repeated="104855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NY" table:style-name="ta1" table:print="false">
        <table:table-column table:style-name="co25" table:default-cell-style-name="Default"/>
        <table:table-column table:style-name="co2" table:number-columns-repeated="2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>
            <text:p>stal</text:p>
          </table:table-cell>
          <table:table-cell office:value-type="float" office:value="3400">
            <text:p>3400</text:p>
          </table:table-cell>
          <table:table-cell office:value-type="string">
            <text:p>zł/t</text:p>
          </table:table-cell>
          <table:table-cell table:number-columns-repeated="16"/>
        </table:table-row>
        <table:table-row table:style-name="ro1">
          <table:table-cell office:value-type="string">
            <text:p>beton</text:p>
          </table:table-cell>
          <table:table-cell office:value-type="float" office:value="400">
            <text:p>400</text:p>
          </table:table-cell>
          <table:table-cell office:value-type="string">
            <text:p>zł/m3</text:p>
          </table:table-cell>
          <table:table-cell table:number-columns-repeated="16"/>
        </table:table-row>
        <table:table-row table:style-name="ro1">
          <table:table-cell office:value-type="string">
            <text:p>papa</text:p>
          </table:table-cell>
          <table:table-cell office:value-type="float" office:value="30">
            <text:p>30</text:p>
          </table:table-cell>
          <table:table-cell office:value-type="string">
            <text:p>zł/m2</text:p>
          </table:table-cell>
          <table:table-cell table:number-columns-repeated="16"/>
        </table:table-row>
        <table:table-row table:style-name="ro2">
          <table:table-cell office:value-type="string">
            <text:p>pisek do murowania</text:p>
          </table:table-cell>
          <table:table-cell office:value-type="float" office:value="800">
            <text:p>800</text:p>
          </table:table-cell>
          <table:table-cell office:value-type="string">
            <text:p>zł/20t</text:p>
          </table:table-cell>
          <table:table-cell table:number-columns-repeated="16"/>
        </table:table-row>
        <table:table-row table:style-name="ro1">
          <table:table-cell office:value-type="string">
            <text:p>bloczek fund</text:p>
          </table:table-cell>
          <table:table-cell office:value-type="float" office:value="4.3">
            <text:p>4,3</text:p>
          </table:table-cell>
          <table:table-cell office:value-type="string">
            <text:p>zł/szt</text:p>
          </table:table-cell>
          <table:table-cell table:number-columns-repeated="16"/>
        </table:table-row>
        <table:table-row table:style-name="ro1">
          <table:table-cell office:value-type="string">
            <text:p>bloczek szaluknowy</text:p>
          </table:table-cell>
          <table:table-cell office:value-type="float" office:value="6">
            <text:p>6</text:p>
          </table:table-cell>
          <table:table-cell office:value-type="string">
            <text:p>zł/szt</text:p>
          </table:table-cell>
          <table:table-cell table:number-columns-repeated="16"/>
        </table:table-row>
        <table:table-row table:style-name="ro1">
          <table:table-cell office:value-type="string">
            <text:p>cement</text:p>
          </table:table-cell>
          <table:table-cell office:value-type="float" office:value="20">
            <text:p>20</text:p>
          </table:table-cell>
          <table:table-cell office:value-type="string">
            <text:p>zł/worek</text:p>
          </table:table-cell>
          <table:table-cell table:number-columns-repeated="16"/>
        </table:table-row>
        <table:table-row table:style-name="ro1">
          <table:table-cell office:value-type="string">
            <text:p>plastyfikator</text:p>
          </table:table-cell>
          <table:table-cell office:value-type="float" office:value="4">
            <text:p>4</text:p>
          </table:table-cell>
          <table:table-cell office:value-type="string">
            <text:p>zł/l</text:p>
          </table:table-cell>
          <table:table-cell table:number-columns-repeated="16"/>
        </table:table-row>
        <table:table-row table:style-name="ro2">
          <table:table-cell office:value-type="string">
            <text:p>dysperbit</text:p>
          </table:table-cell>
          <table:table-cell table:formula="of:=4" office:value-type="float" office:value="4">
            <text:p>4</text:p>
          </table:table-cell>
          <table:table-cell office:value-type="string">
            <text:p>zł/kg</text:p>
          </table:table-cell>
          <table:table-cell table:number-columns-repeated="16"/>
        </table:table-row>
        <table:table-row table:style-name="ro2">
          <table:table-cell office:value-type="string">
            <text:p>Styro 15 cm</text:p>
          </table:table-cell>
          <table:table-cell office:value-type="float" office:value="115">
            <text:p>115</text:p>
          </table:table-cell>
          <table:table-cell office:value-type="string">
            <text:p>zł/m2</text:p>
          </table:table-cell>
          <table:table-cell table:number-columns-repeated="16"/>
        </table:table-row>
        <table:table-row table:style-name="ro1">
          <table:table-cell office:value-type="string">
            <text:p>piasek zasypowy</text:p>
          </table:table-cell>
          <table:table-cell office:value-type="float" office:value="600">
            <text:p>600</text:p>
          </table:table-cell>
          <table:table-cell office:value-type="string">
            <text:p>zł/20t</text:p>
          </table:table-cell>
          <table:table-cell table:number-columns-repeated="16"/>
        </table:table-row>
        <table:table-row table:style-name="ro2">
          <table:table-cell office:value-type="string">
            <text:p>Suporek 24</text:p>
          </table:table-cell>
          <table:table-cell office:value-type="float" office:value="15">
            <text:p>15</text:p>
          </table:table-cell>
          <table:table-cell office:value-type="string">
            <text:p>zł/szt</text:p>
          </table:table-cell>
          <table:table-cell table:number-columns-repeated="16"/>
        </table:table-row>
        <table:table-row table:style-name="ro1">
          <table:table-cell office:value-type="string">
            <text:p>suporek12</text:p>
          </table:table-cell>
          <table:table-cell office:value-type="float" office:value="10.5">
            <text:p>10,5</text:p>
          </table:table-cell>
          <table:table-cell office:value-type="string">
            <text:p>zł/szt</text:p>
          </table:table-cell>
          <table:table-cell table:number-columns-repeated="16"/>
        </table:table-row>
        <table:table-row table:style-name="ro1">
          <table:table-cell office:value-type="string">
            <text:p>klej</text:p>
          </table:table-cell>
          <table:table-cell office:value-type="float" office:value="25">
            <text:p>25</text:p>
          </table:table-cell>
          <table:table-cell office:value-type="string">
            <text:p>zł/worek</text:p>
          </table:table-cell>
          <table:table-cell table:number-columns-repeated="16"/>
        </table:table-row>
        <table:table-row table:style-name="ro1">
          <table:table-cell office:value-type="string">
            <text:p>kotwy do murłaty</text:p>
          </table:table-cell>
          <table:table-cell table:formula="of:=5" office:value-type="float" office:value="5">
            <text:p>5</text:p>
          </table:table-cell>
          <table:table-cell office:value-type="string">
            <text:p>zł/szt</text:p>
          </table:table-cell>
          <table:table-cell table:number-columns-repeated="16"/>
        </table:table-row>
        <table:table-row table:style-name="ro1">
          <table:table-cell office:value-type="string">
            <text:p>blacha</text:p>
          </table:table-cell>
          <table:table-cell table:formula="of:=60" office:value-type="float" office:value="60">
            <text:p>60</text:p>
          </table:table-cell>
          <table:table-cell office:value-type="string">
            <text:p>zł/m2</text:p>
          </table:table-cell>
          <table:table-cell table:number-columns-repeated="16"/>
        </table:table-row>
        <table:table-row table:style-name="ro1">
          <table:table-cell office:value-type="string">
            <text:p>drewno</text:p>
          </table:table-cell>
          <table:table-cell office:value-type="float" office:value="1200">
            <text:p>1200</text:p>
          </table:table-cell>
          <table:table-cell office:value-type="string">
            <text:p>zł/m3</text:p>
          </table:table-cell>
          <table:table-cell table:number-columns-repeated="16"/>
        </table:table-row>
      </table:table>
      <table:table table:name="stan 0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BET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zapas</text:p>
          </table:table-cell>
          <table:table-cell office:value-type="float" office:value="1.1">
            <text:p>1,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wysz</text:p>
          </table:table-cell>
          <table:table-cell office:value-type="string">
            <text:p>szer [cm]</text:p>
          </table:table-cell>
          <table:table-cell office:value-type="string">
            <text:p>dł [m]</text:p>
          </table:table-cell>
          <table:table-cell office:value-type="string">
            <text:p>objętość [m3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Ława 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table:formula="of:=[.C6]/100*[.D6]/100*[.E6]"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Łąwa 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67.4">
            <text:p>67,4</text:p>
          </table:table-cell>
          <table:table-cell table:formula="of:=[.C7]/100*[.D7]/100*[.E7]" office:value-type="float" office:value="16.176">
            <text:p>16,17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7]+[.F6]" office:value-type="float" office:value="24.176">
            <text:p>24,176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8]*[.C3]" office:value-type="float" office:value="26.5936">
            <text:p>26,5936</text:p>
          </table:table-cell>
          <table:table-cell office:value-type="string">
            <text:p>z zapasem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APA</text:p>
          </table:table-cell>
          <table:table-cell office:value-type="string">
            <text:p>dłogośc ław</text:p>
          </table:table-cell>
          <table:table-cell table:formula="of:=[.E7]+[.E6]" office:value-type="float" office:value="92.4">
            <text:p>92,4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pa m2</text:p>
          </table:table-cell>
          <table:table-cell table:formula="of:=2*[.C11]/3" office:value-type="float" office:value="61.6">
            <text:p>61,6</text:p>
          </table:table-cell>
          <table:table-cell office:value-type="string">
            <text:p>m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IASEK NA ZAPRAWE</text:p>
          </table:table-cell>
          <table:table-cell office:value-type="float" office:value="40">
            <text:p>40</text:p>
          </table:table-cell>
          <table:table-cell office:value-type="string">
            <text:p>t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BLOCZKI</text:p>
          </table:table-cell>
          <table:table-cell table:formula="of:=[.B11]" office:value-type="string" office:string-value="dłogośc ław">
            <text:p>dłogośc ław</text:p>
          </table:table-cell>
          <table:table-cell table:formula="of:=[.E6]+[.E7]" office:value-type="float" office:value="92.4">
            <text:p>92,4</text:p>
          </table:table-cell>
          <table:table-cell table:number-columns-repeated="2"/>
          <table:table-cell office:value-type="string">
            <text:p>dł łąw</text:p>
          </table:table-cell>
          <table:table-cell table:formula="of:=[.C16]" office:value-type="float" office:value="92.4">
            <text:p>92,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rstw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warstw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oczków na warstwe</text:p>
          </table:table-cell>
          <table:table-cell table:formula="of:=[.C16]/0.39" office:value-type="float" office:value="236.923076923077">
            <text:p>236,9230769231</text:p>
          </table:table-cell>
          <table:table-cell office:value-type="string">
            <text:p>szt</text:p>
          </table:table-cell>
          <table:table-cell table:number-columns-repeated="2"/>
          <table:table-cell table:formula="of:=[.G16]/0.5" office:value-type="float" office:value="184.8">
            <text:p>184,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loczków fund</text:p>
          </table:table-cell>
          <table:table-cell table:formula="of:=[.C17]*[.C18]" office:value-type="float" office:value="2132.30769230769">
            <text:p>2132,3076923077</text:p>
          </table:table-cell>
          <table:table-cell office:value-type="string">
            <text:p>szt</text:p>
          </table:table-cell>
          <table:table-cell table:number-columns-repeated="2"/>
          <table:table-cell table:formula="of:=[.G17]*[.G18]" office:value-type="float" office:value="1108.8">
            <text:p>1108,8</text:p>
          </table:table-cell>
          <table:table-cell office:value-type="string">
            <text:p>szt</text:p>
          </table:table-cell>
          <table:table-cell table:formula="of:=[CENY.B7]" office:value-type="float" office:value="6">
            <text:p>6</text:p>
          </table:table-cell>
          <table:table-cell table:formula="of:=[.G19]*[.I19]" office:value-type="float" office:value="6652.8">
            <text:p>6652,8</text:p>
          </table:table-cell>
        </table:table-row>
        <table:table-row table:style-name="ro1">
          <table:table-cell table:number-columns-repeated="5"/>
          <table:table-cell office:value-type="string">
            <text:p>potrzeba betonu</text:p>
          </table:table-cell>
          <table:table-cell table:formula="of:=[.G19]*20.5/1000" office:value-type="float" office:value="22.7304">
            <text:p>22,7304</text:p>
          </table:table-cell>
          <table:table-cell/>
          <table:table-cell office:value-type="float" office:value="400">
            <text:p>400</text:p>
          </table:table-cell>
          <table:table-cell table:formula="of:=[.G20]*[.I20]" office:value-type="float" office:value="9092.16">
            <text:p>9092,16</text:p>
          </table:table-cell>
        </table:table-row>
        <table:table-row table:style-name="ro2">
          <table:table-cell office:value-type="string">
            <text:p>CEMENT ZAPRAWA</text:p>
          </table:table-cell>
          <table:table-cell office:value-type="string">
            <text:p>zaprawy na bkoczek</text:p>
          </table:table-cell>
          <table:table-cell table:formula="of:=(0.38+0.13)*0.24*0.015" office:value-type="float" office:value="0.001836">
            <text:p>0,001836</text:p>
          </table:table-cell>
          <table:table-cell office:value-type="string">
            <text:p>m3</text:p>
          </table:table-cell>
          <table:table-cell/>
          <table:table-cell office:value-type="string">
            <text:p>zbrojenie szt #12</text:p>
          </table:table-cell>
          <table:table-cell table:formula="of:=2*[.G17]*[.G16]/12*1.15" office:value-type="float" office:value="106.26">
            <text:p>106,26</text:p>
          </table:table-cell>
          <table:table-cell/>
          <table:table-cell office:value-type="float" office:value="28.9">
            <text:p>28,9</text:p>
          </table:table-cell>
          <table:table-cell table:formula="of:=[.G21]*[.I21]" office:value-type="float" office:value="3070.914">
            <text:p>3070,914</text:p>
          </table:table-cell>
        </table:table-row>
        <table:table-row table:style-name="ro1">
          <table:table-cell/>
          <table:table-cell office:value-type="string">
            <text:p>zaprawy na fund</text:p>
          </table:table-cell>
          <table:table-cell table:formula="of:=[.C21]*[.C19]" office:value-type="float" office:value="3.91491692307692">
            <text:p>3,9149169231</text:p>
          </table:table-cell>
          <table:table-cell office:value-type="string">
            <text:p>m3</text:p>
          </table:table-cell>
          <table:table-cell table:number-columns-repeated="5"/>
          <table:table-cell table:formula="of:=[.J21]+[.J20]+[.J19]" office:value-type="float" office:value="18815.874">
            <text:p>18815,874</text:p>
          </table:table-cell>
        </table:table-row>
        <table:table-row table:style-name="ro1">
          <table:table-cell/>
          <table:table-cell office:value-type="string">
            <text:p>Z dodatkiem na słupy</text:p>
          </table:table-cell>
          <table:table-cell table:formula="of:=1+[.C22]" office:value-type="float" office:value="4.91491692307692">
            <text:p>4,9149169231</text:p>
          </table:table-cell>
          <table:table-cell office:value-type="string">
            <text:p>m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orków cementu na 1m3 </text:p>
          </table:table-cell>
          <table:table-cell table:formula="of:=2000/25" office:value-type="float" office:value="80">
            <text:p>80</text:p>
          </table:table-cell>
          <table:table-cell office:value-type="string">
            <text:p>sz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orków cementu</text:p>
          </table:table-cell>
          <table:table-cell table:formula="of:=[.C24]*[.C23]" office:value-type="float" office:value="393.193353846154">
            <text:p>393,1933538462</text:p>
          </table:table-cell>
          <table:table-cell office:value-type="string">
            <text:p>workó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LASTYFIKATOR</text:p>
          </table:table-cell>
          <table:table-cell office:value-type="string">
            <text:p>zużyci eplastyfikatora na work</text:p>
          </table:table-cell>
          <table:table-cell office:value-type="float" office:value="0.25">
            <text:p>0,25</text:p>
          </table:table-cell>
          <table:table-cell office:value-type="string">
            <text:p>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lastyfikator</text:p>
          </table:table-cell>
          <table:table-cell table:formula="of:=[.C27]*[.C25]" office:value-type="float" office:value="98.2983384615385">
            <text:p>98,2983384615</text:p>
          </table:table-cell>
          <table:table-cell office:value-type="string">
            <text:p>l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YSPERBIT</text:p>
          </table:table-cell>
          <table:table-cell office:value-type="string">
            <text:p>dysperbit zużucie m2</text:p>
          </table:table-cell>
          <table:table-cell office:value-type="float" office:value="1.5">
            <text:p>1,5</text:p>
          </table:table-cell>
          <table:table-cell office:value-type="string">
            <text:p>k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ysokosć izolowania</text:p>
          </table:table-cell>
          <table:table-cell office:value-type="float" office:value="1.3">
            <text:p>1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ron do izolowania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ow izolacjia</text:p>
          </table:table-cell>
          <table:table-cell table:formula="of:=[.C32]*[.C31]*[.C16]" office:value-type="float" office:value="240.24">
            <text:p>240,24</text:p>
          </table:table-cell>
          <table:table-cell office:value-type="string">
            <text:p>m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ysperbit</text:p>
          </table:table-cell>
          <table:table-cell table:formula="of:=[.C33]*[.C30]" office:value-type="float" office:value="360.36">
            <text:p>360,36</text:p>
          </table:table-cell>
          <table:table-cell office:value-type="string">
            <text:p>k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TYRO</text:p>
          </table:table-cell>
          <table:table-cell office:value-type="string">
            <text:p>obdów budynku</text:p>
          </table:table-cell>
          <table:table-cell office:value-type="float" office:value="66.2">
            <text:p>66,2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yridur m2</text:p>
          </table:table-cell>
          <table:table-cell table:formula="of:=1*[.C36]" office:value-type="float" office:value="66.2">
            <text:p>66,2</text:p>
          </table:table-cell>
          <table:table-cell office:value-type="string">
            <text:p>m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HUDZIAK</text:p>
          </table:table-cell>
          <table:table-cell office:value-type="string">
            <text:p>powierzchnia zabudowy</text:p>
          </table:table-cell>
          <table:table-cell office:value-type="float" office:value="174">
            <text:p>174</text:p>
          </table:table-cell>
          <table:table-cell office:value-type="string">
            <text:p>m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odzik gr</text:p>
          </table:table-cell>
          <table:table-cell office:value-type="float" office:value="7">
            <text:p>7</text:p>
          </table:table-cell>
          <table:table-cell office:value-type="string">
            <text:p>c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udziak obj</text:p>
          </table:table-cell>
          <table:table-cell table:formula="of:=[.C40]*[.C39]/100" office:value-type="float" office:value="12.18">
            <text:p>12,18</text:p>
          </table:table-cell>
          <table:table-cell office:value-type="string">
            <text:p>m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ZASYP</text:p>
          </table:table-cell>
          <table:table-cell table:style-name="ce12" office:value-type="string">
            <text:p>powierzchnia domu</text:p>
          </table:table-cell>
          <table:table-cell table:style-name="ce12" office:value-type="float" office:value="174">
            <text:p>174</text:p>
          </table:table-cell>
          <table:table-cell table:style-name="ce12" office:value-type="string">
            <text:p>m2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>
            <text:p>średnia wysokość zasypyawnia paskiem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>
            <text:p>objętośc pisaku</text:p>
          </table:table-cell>
          <table:table-cell table:style-name="ce12" table:formula="of:=[.C44]*[.C43]" office:value-type="float" office:value="87">
            <text:p>87</text:p>
          </table:table-cell>
          <table:table-cell table:style-name="ce12" office:value-type="string">
            <text:p>m3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>
            <text:p>cieżark objetościowy piasku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t/m3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>
            <text:p>Ciazar paisku</text:p>
          </table:table-cell>
          <table:table-cell table:style-name="ce12" table:formula="of:=[.C45]*[.C46]" office:value-type="float" office:value="174">
            <text:p>174</text:p>
          </table:table-cell>
          <table:table-cell table:style-name="ce12" office:value-type="string">
            <text:p>t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>
            <text:p>poejmosc wywerotki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t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>
            <text:p>potrzeba wywrotek</text:p>
          </table:table-cell>
          <table:table-cell table:style-name="ce12" table:formula="of:=[.C47]/[.C48]" office:value-type="float" office:value="8.7">
            <text:p>8,7</text:p>
          </table:table-cell>
          <table:table-cell table:style-name="ce12" office:value-type="string">
            <text:p>wywrotek</text:p>
          </table:table-cell>
          <table:table-cell table:number-columns-repeated="6"/>
        </table:table-row>
      </table:table>
      <table:table table:name="parter" table:style-name="ta1" table:print="false">
        <table:table-column table:style-name="co17" table:default-cell-style-name="ce5"/>
        <table:table-column table:style-name="co2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mam pustaków 24</text:p>
          </table:table-cell>
          <table:table-cell office:value-type="float" office:value="1536">
            <text:p>1536</text:p>
          </table:table-cell>
          <table:table-cell table:number-columns-repeated="12"/>
        </table:table-row>
        <table:table-row table:style-name="ro1">
          <table:table-cell office:value-type="string">
            <text:p>mam pustaków 12</text:p>
          </table:table-cell>
          <table:table-cell office:value-type="float" office:value="672">
            <text:p>67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wysz bloczka</text:p>
          </table:table-cell>
          <table:table-cell office:value-type="float" office:value="24">
            <text:p>24</text:p>
          </table:table-cell>
          <table:table-cell office:value-type="string">
            <text:p>cm</text:p>
          </table:table-cell>
          <table:table-cell table:number-columns-repeated="11"/>
        </table:table-row>
        <table:table-row table:style-name="ro2">
          <table:table-cell office:value-type="string">
            <text:p>szł bolczka</text:p>
          </table:table-cell>
          <table:table-cell office:value-type="float" office:value="59">
            <text:p>59</text:p>
          </table:table-cell>
          <table:table-cell office:value-type="string">
            <text:p>cm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sumaryczna długośc ćian</text:p>
          </table:table-cell>
          <table:table-cell office:value-type="float" office:value="92.41">
            <text:p>92,41</text:p>
          </table:table-cell>
          <table:table-cell office:value-type="string">
            <text:p>m</text:p>
          </table:table-cell>
          <table:table-cell table:number-columns-repeated="11"/>
        </table:table-row>
        <table:table-row table:style-name="ro2">
          <table:table-cell office:value-type="string">
            <text:p>bloczków na warstwe</text:p>
          </table:table-cell>
          <table:table-cell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string">
            <text:p>wyskokosc sciany</text:p>
          </table:table-cell>
          <table:table-cell table:formula="of:=[.B9]*[.B5]" office:value-type="float" office:value="288">
            <text:p>288</text:p>
          </table:table-cell>
          <table:table-cell office:value-type="string">
            <text:p>cm</text:p>
          </table:table-cell>
          <table:table-cell table:number-columns-repeated="11"/>
        </table:table-row>
        <table:table-row table:style-name="ro1">
          <table:table-cell office:value-type="string">
            <text:p>dł ść kolankowej</text:p>
          </table:table-cell>
          <table:table-cell office:value-type="float" office:value="62">
            <text:p>62</text:p>
          </table:table-cell>
          <table:table-cell office:value-type="string">
            <text:p>m</text:p>
          </table:table-cell>
          <table:table-cell table:number-columns-repeated="11"/>
        </table:table-row>
        <table:table-row table:style-name="ro1">
          <table:table-cell office:value-type="string">
            <text:p>wysokość</text:p>
          </table:table-cell>
          <table:table-cell table:formula="of:=3*[.B5]" office:value-type="float" office:value="72">
            <text:p>72</text:p>
          </table:table-cell>
          <table:table-cell office:value-type="string">
            <text:p>cm</text:p>
          </table:table-cell>
          <table:table-cell table:number-columns-repeated="11"/>
        </table:table-row>
        <table:table-row table:style-name="ro1">
          <table:table-cell office:value-type="string">
            <text:p>powierzchnia kolankowej</text:p>
          </table:table-cell>
          <table:table-cell table:formula="of:=[.B12]/100*[.B11]" office:value-type="float" office:value="44.64">
            <text:p>44,64</text:p>
          </table:table-cell>
          <table:table-cell office:value-type="string">
            <text:p>m2</text:p>
          </table:table-cell>
          <table:table-cell table:number-columns-repeated="11"/>
        </table:table-row>
        <table:table-row table:style-name="ro1">
          <table:table-cell office:value-type="string">
            <text:p>powierzchania scian bez uwzglednienia otworów</text:p>
          </table:table-cell>
          <table:table-cell table:formula="of:=[.B10]/100*[.B8]+[.B13]" office:value-type="float" office:value="310.7808">
            <text:p>310,7808</text:p>
          </table:table-cell>
          <table:table-cell office:value-type="string">
            <text:p>m2</text:p>
          </table:table-cell>
          <table:table-cell table:number-columns-repeated="2"/>
          <table:table-cell office:value-type="string">
            <text:p>szt</text:p>
          </table:table-cell>
          <table:table-cell office:value-type="string">
            <text:p>szer [cm]</text:p>
          </table:table-cell>
          <table:table-cell office:value-type="string">
            <text:p>wys[cm]</text:p>
          </table:table-cell>
          <table:table-cell office:value-type="string">
            <text:p>pow[m2]</text:p>
          </table:table-cell>
          <table:table-cell table:number-columns-repeated="3"/>
          <table:table-cell office:value-type="string">
            <text:p>cena sztuki</text:p>
          </table:table-cell>
          <table:table-cell office:value-type="string">
            <text:p>cena ogółem</text:p>
          </table:table-cell>
        </table:table-row>
        <table:table-row table:style-name="ro1">
          <table:table-cell office:value-type="string">
            <text:p>powierzchnia scian z uwzglednieniem otworó</text:p>
          </table:table-cell>
          <table:table-cell table:formula="of:=[.B14]-[.I25]" office:value-type="float" office:value="256.9708">
            <text:p>256,9708</text:p>
          </table:table-cell>
          <table:table-cell office:value-type="string">
            <text:p>m2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table:formula="of:=[.F15]*[.G15]/100*[.H15]/100" office:value-type="float" office:value="3.45">
            <text:p>3,45</text:p>
          </table:table-cell>
          <table:table-cell/>
          <table:table-cell table:formula="of:=[.F15]*2" office:value-type="float" office:value="2">
            <text:p>2</text:p>
          </table:table-cell>
          <table:table-cell office:value-type="string">
            <text:p>L19x210</text:p>
          </table:table-cell>
          <table:table-cell office:value-type="float" office:value="70">
            <text:p>70</text:p>
          </table:table-cell>
          <table:table-cell table:formula="of:=[.K15]*[.M15]" office:value-type="float" office:value="140">
            <text:p>140</text:p>
          </table:table-cell>
        </table:table-row>
        <table:table-row table:style-name="ro1">
          <table:table-cell office:value-type="string">
            <text:p>powierzchnia boczna bnloczka</text:p>
          </table:table-cell>
          <table:table-cell table:formula="of:=([.B5]/100*[.B6]/100)" office:value-type="float" office:value="0.1416">
            <text:p>0,1416</text:p>
          </table:table-cell>
          <table:table-cell office:value-type="string">
            <text:p>m2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230">
            <text:p>230</text:p>
          </table:table-cell>
          <table:table-cell table:formula="of:=[.F16]*[.G16]/100*[.H16]/100" office:value-type="float" office:value="5.52">
            <text:p>5,52</text:p>
          </table:table-cell>
          <table:table-cell/>
          <table:table-cell table:formula="of:=[.F16]*2" office:value-type="float" office:value="8">
            <text:p>8</text:p>
          </table:table-cell>
          <table:table-cell office:value-type="string">
            <text:p>L19x90</text:p>
          </table:table-cell>
          <table:table-cell office:value-type="float" office:value="31">
            <text:p>31</text:p>
          </table:table-cell>
          <table:table-cell table:formula="of:=[.K16]*[.M16]" office:value-type="float" office:value="248">
            <text:p>248</text:p>
          </table:table-cell>
        </table:table-row>
        <table:table-row table:style-name="ro1">
          <table:table-cell office:value-type="string">
            <text:p>potrzeba bloczków</text:p>
          </table:table-cell>
          <table:table-cell table:formula="of:=[.B15]/[.B16]" office:value-type="float" office:value="1814.76553672316">
            <text:p>1814,7655367232</text:p>
          </table:table-cell>
          <table:table-cell office:value-type="string">
            <text:p>szt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30">
            <text:p>230</text:p>
          </table:table-cell>
          <table:table-cell table:formula="of:=[.F17]*[.G17]/100*[.H17]/100" office:value-type="float" office:value="2.07">
            <text:p>2,07</text:p>
          </table:table-cell>
          <table:table-cell/>
          <table:table-cell table:formula="of:=[.F17]*2" office:value-type="float" office:value="2">
            <text:p>2</text:p>
          </table:table-cell>
          <table:table-cell office:value-type="string">
            <text:p>L19x150</text:p>
          </table:table-cell>
          <table:table-cell office:value-type="float" office:value="42">
            <text:p>42</text:p>
          </table:table-cell>
          <table:table-cell table:formula="of:=[.K17]*[.M17]" office:value-type="float" office:value="84">
            <text:p>84</text:p>
          </table:table-cell>
        </table:table-row>
        <table:table-row table:style-name="ro1">
          <table:table-cell office:value-type="string">
            <text:p>trzeba dopupć</text:p>
          </table:table-cell>
          <table:table-cell table:formula="of:=[.B17]-[.B2]" office:value-type="float" office:value="278.765536723163">
            <text:p>278,7655367232</text:p>
          </table:table-cell>
          <table:table-cell office:value-type="string">
            <text:p>szt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230">
            <text:p>230</text:p>
          </table:table-cell>
          <table:table-cell table:formula="of:=[.F18]*[.G18]/100*[.H18]/100" office:value-type="float" office:value="5.52">
            <text:p>5,52</text:p>
          </table:table-cell>
          <table:table-cell/>
          <table:table-cell table:formula="of:=[.F18]*2" office:value-type="float" office:value="4">
            <text:p>4</text:p>
          </table:table-cell>
          <table:table-cell office:value-type="string">
            <text:p>L19x180</text:p>
          </table:table-cell>
          <table:table-cell office:value-type="float" office:value="61">
            <text:p>61</text:p>
          </table:table-cell>
          <table:table-cell table:formula="of:=[.K18]*[.M18]" office:value-type="float" office:value="244">
            <text:p>244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230">
            <text:p>230</text:p>
          </table:table-cell>
          <table:table-cell table:formula="of:=[.F19]*[.G19]/100*[.H19]/100" office:value-type="float" office:value="9.2">
            <text:p>9,2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kleju na 1m2 sciany</text:p>
          </table:table-cell>
          <table:table-cell office:value-type="float" office:value="4.5">
            <text:p>4,5</text:p>
          </table:table-cell>
          <table:table-cell office:value-type="string">
            <text:p>kg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table:formula="of:=[.F20]*[.G20]/100*[.H20]/100" office:value-type="float" office:value="5.75">
            <text:p>5,7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worków kleju</text:p>
          </table:table-cell>
          <table:table-cell table:formula="of:=[.B20]*[.B15]/25+[.B31]*[.B20]/2/25" office:value-type="float" office:value="55.617624">
            <text:p>55,617624</text:p>
          </table:table-cell>
          <table:table-cell office:value-type="string">
            <text:p>worków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90">
            <text:p>90</text:p>
          </table:table-cell>
          <table:table-cell table:formula="of:=[.F21]*[.G21]/100*[.H21]/100" office:value-type="float" office:value="3.6">
            <text:p>3,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20">
            <text:p>220</text:p>
          </table:table-cell>
          <table:table-cell table:formula="of:=[.F22]*[.G22]/100*[.H22]/100" office:value-type="float" office:value="5.5">
            <text:p>5,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pow stropu</text:p>
          </table:table-cell>
          <table:table-cell office:value-type="float" office:value="215">
            <text:p>215</text:p>
          </table:table-cell>
          <table:table-cell office:value-type="string">
            <text:p>m2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10">
            <text:p>210</text:p>
          </table:table-cell>
          <table:table-cell table:formula="of:=[.F23]*[.G23]/100*[.H23]/100" office:value-type="float" office:value="3.36">
            <text:p>3,36</text:p>
          </table:table-cell>
          <table:table-cell/>
          <table:table-cell table:formula="of:=[.F23]*2" office:value-type="float" office:value="2">
            <text:p>2</text:p>
          </table:table-cell>
          <table:table-cell office:value-type="string">
            <text:p>L19x210</text:p>
          </table:table-cell>
          <table:table-cell office:value-type="float" office:value="70">
            <text:p>70</text:p>
          </table:table-cell>
          <table:table-cell table:formula="of:=[.K23]*[.M23]" office:value-type="float" office:value="140">
            <text:p>140</text:p>
          </table:table-cell>
        </table:table-row>
        <table:table-row table:style-name="ro1">
          <table:table-cell table:style-name="Default" office:value-type="string">
            <text:p>gr stropu</text:p>
          </table:table-cell>
          <table:table-cell office:value-type="float" office:value="20">
            <text:p>20</text:p>
          </table:table-cell>
          <table:table-cell office:value-type="string">
            <text:p>cm</text:p>
          </table:table-cell>
          <table:table-cell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table:formula="of:=[.F24]*[.G24]/100*[.H24]/100" office:value-type="float" office:value="9.84">
            <text:p>9,84</text:p>
          </table:table-cell>
          <table:table-cell/>
          <table:table-cell table:formula="of:=[.F24]*2" office:value-type="float" office:value="12">
            <text:p>12</text:p>
          </table:table-cell>
          <table:table-cell office:value-type="string">
            <text:p>L19x150</text:p>
          </table:table-cell>
          <table:table-cell office:value-type="float" office:value="42">
            <text:p>42</text:p>
          </table:table-cell>
          <table:table-cell table:formula="of:=[.K24]*[.M24]" office:value-type="float" office:value="504">
            <text:p>504</text:p>
          </table:table-cell>
        </table:table-row>
        <table:table-row table:style-name="ro1">
          <table:table-cell table:style-name="Default" office:value-type="string">
            <text:p>obj stropu</text:p>
          </table:table-cell>
          <table:table-cell table:formula="of:=[.B24]/100*[.B23]" office:value-type="float" office:value="43">
            <text:p>43</text:p>
          </table:table-cell>
          <table:table-cell office:value-type="string">
            <text:p>m3</text:p>
          </table:table-cell>
          <table:table-cell table:number-columns-repeated="5"/>
          <table:table-cell table:style-name="ce6" table:formula="of:=SUM([.I15:.I24])" office:value-type="float" office:value="53.81">
            <text:p>53,8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table:formula="of:=[.F27]*[.G27]/100*[.H27]/100" office:value-type="float" office:value="6.56">
            <text:p>6,56</text:p>
          </table:table-cell>
          <table:table-cell/>
          <table:table-cell table:formula="of:=[.F27]*2" office:value-type="float" office:value="8">
            <text:p>8</text:p>
          </table:table-cell>
          <table:table-cell office:value-type="string">
            <text:p>L19x150</text:p>
          </table:table-cell>
          <table:table-cell table:formula="of:=[.M24]" office:value-type="float" office:value="42">
            <text:p>42</text:p>
          </table:table-cell>
          <table:table-cell table:formula="of:=[.K27]*[.M27]" office:value-type="float" office:value="336">
            <text:p>336</text:p>
          </table:table-cell>
        </table:table-row>
        <table:table-row table:style-name="ro1">
          <table:table-cell office:value-type="string">
            <text:p>sc działowe dł</text:p>
          </table:table-cell>
          <table:table-cell office:value-type="float" office:value="38.4">
            <text:p>38,4</text:p>
          </table:table-cell>
          <table:table-cell office:value-type="string">
            <text:p>m</text:p>
          </table:table-cell>
          <table:table-cell table:number-columns-repeated="10"/>
          <table:table-cell table:style-name="ce6" table:formula="of:=SUM([.N15:.N27])" office:value-type="float" office:value="1696">
            <text:p>1696</text:p>
          </table:table-cell>
        </table:table-row>
        <table:table-row table:style-name="ro1">
          <table:table-cell office:value-type="string">
            <text:p>wysokość </text:p>
          </table:table-cell>
          <table:table-cell table:formula="of:=[.B10]" office:value-type="float" office:value="288">
            <text:p>288</text:p>
          </table:table-cell>
          <table:table-cell office:value-type="string">
            <text:p>cm</text:p>
          </table:table-cell>
          <table:table-cell table:number-columns-repeated="11"/>
        </table:table-row>
        <table:table-row table:style-name="ro1">
          <table:table-cell office:value-type="string">
            <text:p>p[owierzchnia bez uwzgledzniania otworó</text:p>
          </table:table-cell>
          <table:table-cell table:formula="of:=[.B29]/100*[.B28]" office:value-type="float" office:value="110.592">
            <text:p>110,592</text:p>
          </table:table-cell>
          <table:table-cell office:value-type="string">
            <text:p>m2</text:p>
          </table:table-cell>
          <table:table-cell table:number-columns-repeated="11"/>
        </table:table-row>
        <table:table-row table:style-name="ro1">
          <table:table-cell table:style-name="Default" office:value-type="string">
            <text:p>powierzchinia z wwzgleniamie otworow</text:p>
          </table:table-cell>
          <table:table-cell table:formula="of:=[.B30]-[.I27]" office:value-type="float" office:value="104.032">
            <text:p>104,032</text:p>
          </table:table-cell>
          <table:table-cell office:value-type="string">
            <text:p>m2</text:p>
          </table:table-cell>
          <table:table-cell table:number-columns-repeated="11"/>
        </table:table-row>
        <table:table-row table:style-name="ro2">
          <table:table-cell office:value-type="string">
            <text:p>potrzeba vloczkow 12</text:p>
          </table:table-cell>
          <table:table-cell table:formula="of:=[.B31]/([.B5]/100*[.B6]/100)" office:value-type="float" office:value="734.689265536723">
            <text:p>734,6892655367</text:p>
          </table:table-cell>
          <table:table-cell office:value-type="string">
            <text:p>szt</text:p>
          </table:table-cell>
          <table:table-cell table:number-columns-repeated="11"/>
        </table:table-row>
        <table:table-row table:style-name="ro1">
          <table:table-cell office:value-type="string">
            <text:p>terzbe adokupic</text:p>
          </table:table-cell>
          <table:table-cell table:formula="of:=[.B32]-[.B3]" office:value-type="float" office:value="62.6892655367232">
            <text:p>62,6892655367</text:p>
          </table:table-cell>
          <table:table-cell office:value-type="string">
            <text:p>sz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zt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otrzeba kotwe do murłaty</text:p>
          </table:table-cell>
          <table:table-cell table:formula="of:=[.B11]" office:value-type="float" office:value="62">
            <text:p>62</text:p>
          </table:table-cell>
          <table:table-cell office:value-type="string">
            <text:p>szt</text:p>
          </table:table-cell>
          <table:table-cell table:number-columns-repeated="11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ach" table:style-name="ta1" table:print="false">
        <table:table-column table:style-name="co39" table:number-columns-repeated="3" table:default-cell-style-name="Default"/>
        <table:table-column table:style-name="co40" table:default-cell-style-name="Default"/>
        <table:table-column table:style-name="co39" table:number-columns-repeated="3" table:default-cell-style-name="Default"/>
        <table:table-column table:style-name="co41" table:number-columns-repeated="2" table:default-cell-style-name="Default"/>
        <table:table-column table:style-name="co41" table:default-cell-style-name="ce8"/>
        <table:table-column table:style-name="co2" table:number-columns-repeated="6" table:default-cell-style-name="Default"/>
        <table:table-row table:style-name="ro1">
          <table:table-cell office:value-type="float" office:value="1.155">
            <text:p>1,155</text:p>
          </table:table-cell>
          <table:table-cell/>
          <table:table-cell office:value-type="string">
            <text:p>współczynni ka krokiew</text:p>
          </table:table-cell>
          <table:table-cell table:number-columns-repeated="4"/>
          <table:table-cell table:style-name="ce9" table:number-columns-repeated="2"/>
          <table:table-cell table:number-columns-repeated="7"/>
        </table:table-row>
        <table:table-row table:style-name="ro1">
          <table:table-cell office:value-type="float" office:value="1.53">
            <text:p>1,53</text:p>
          </table:table-cell>
          <table:table-cell/>
          <table:table-cell office:value-type="string">
            <text:p>współczynnik na krokiew rogową</text:p>
          </table:table-cell>
          <table:table-cell table:number-columns-repeated="4"/>
          <table:table-cell table:style-name="ce9" table:number-columns-repeated="2"/>
          <table:table-cell table:number-columns-repeated="7"/>
        </table:table-row>
        <table:table-row table:style-name="ro1">
          <table:table-cell office:value-type="float" office:value="267.8">
            <text:p>267,8</text:p>
          </table:table-cell>
          <table:table-cell/>
          <table:table-cell office:value-type="string">
            <text:p>powierzchnia dachu w rzucie</text:p>
          </table:table-cell>
          <table:table-cell table:number-columns-repeated="4"/>
          <table:table-cell table:style-name="ce9" table:number-columns-repeated="2"/>
          <table:table-cell table:number-columns-repeated="6"/>
          <table:table-cell>
            <draw:frame table:end-cell-address="dach.S25" table:end-x="2.146cm" table:end-y="0.306cm" draw:z-index="0" draw:style-name="gr1" svg:width="8.759cm" svg:height="9.935cm" svg:x="0.161cm" svg:y="0.30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3]*[.A1]" office:value-type="float" office:value="309.309">
            <text:p>309,309</text:p>
          </table:table-cell>
          <table:table-cell office:value-type="string">
            <text:p>m2</text:p>
          </table:table-cell>
          <table:table-cell office:value-type="string">
            <text:p>powierzchnia dachu</text:p>
          </table:table-cell>
          <table:table-cell table:number-columns-repeated="4"/>
          <table:table-cell table:style-name="ce9" table:number-columns-repeated="2"/>
          <table:table-cell table:number-columns-repeated="7"/>
        </table:table-row>
        <table:table-row table:style-name="ro1" table:number-rows-repeated="2">
          <table:table-cell table:number-columns-repeated="7"/>
          <table:table-cell table:style-name="ce9" table:number-columns-repeated="2"/>
          <table:table-cell table:number-columns-repeated="7"/>
        </table:table-row>
        <table:table-row table:style-name="ro1">
          <table:table-cell office:value-type="string">
            <text:p>dł w rzucie</text:p>
          </table:table-cell>
          <table:table-cell office:value-type="string">
            <text:p>szt</text:p>
          </table:table-cell>
          <table:table-cell table:number-columns-repeated="5"/>
          <table:table-cell table:style-name="ce9" office:value-type="string">
            <text:p>dł</text:p>
          </table:table-cell>
          <table:table-cell table:style-name="ce9" office:value-type="string">
            <text:p>dł. ogółem</text:p>
          </table:table-cell>
          <table:table-cell office:value-type="string">
            <text:p>OBJĘTOŚĆ</text:p>
          </table:table-cell>
          <table:table-cell table:number-columns-repeated="6"/>
        </table:table-row>
        <table:table-row table:style-name="ro1">
          <table:table-cell office:value-type="float" office:value="8.05">
            <text:p>8,05</text:p>
          </table:table-cell>
          <table:table-cell office:value-type="float" office:value="4">
            <text:p>4</text:p>
          </table:table-cell>
          <table:table-cell office:value-type="string">
            <text:p>K.R</text:p>
          </table:table-cell>
          <table:table-cell office:value-type="string">
            <text:p>rogowa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F8]*[.E8]" office:value-type="float" office:value="240">
            <text:p>240</text:p>
          </table:table-cell>
          <table:table-cell table:style-name="ce9" table:formula="of:=[.A8]*[.A2]+0.4" office:value-type="float" office:value="12.7165">
            <text:p>12,72</text:p>
          </table:table-cell>
          <table:table-cell table:style-name="ce9" table:formula="of:=[.H8]*[.B8]" office:value-type="float" office:value="50.866">
            <text:p>50,87</text:p>
          </table:table-cell>
          <table:table-cell table:formula="of:=[.I8]*[.F8]/100*[.E8]/100" office:value-type="float" office:value="1.220784">
            <text:p>1,221</text:p>
          </table:table-cell>
          <table:table-cell table:number-columns-repeated="6"/>
        </table:table-row>
        <table:table-row table:style-name="ro1">
          <table:table-cell office:value-type="float" office:value="5.65">
            <text:p>5,65</text:p>
          </table:table-cell>
          <table:table-cell office:value-type="float" office:value="32">
            <text:p>32</text:p>
          </table:table-cell>
          <table:table-cell office:value-type="string">
            <text:p>K.1</text:p>
          </table:table-cell>
          <table:table-cell office:value-type="string">
            <text:p>krokiew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F9]*[.E9]" office:value-type="float" office:value="128">
            <text:p>128</text:p>
          </table:table-cell>
          <table:table-cell table:style-name="ce9" table:formula="of:=[.A9]*[.$A$1]+0.3" office:value-type="float" office:value="6.82575">
            <text:p>6,83</text:p>
          </table:table-cell>
          <table:table-cell table:style-name="ce9" table:formula="of:=[.H9]*[.B9]" office:value-type="float" office:value="218.424">
            <text:p>218,42</text:p>
          </table:table-cell>
          <table:table-cell table:formula="of:=[.I9]*[.F9]/100*[.E9]/100" office:value-type="float" office:value="2.7958272">
            <text:p>2,796</text:p>
          </table:table-cell>
          <table:table-cell table:number-columns-repeated="6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8">
            <text:p>8</text:p>
          </table:table-cell>
          <table:table-cell office:value-type="string">
            <text:p>K.2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0]*[.E10]" office:value-type="float" office:value="128">
            <text:p>128</text:p>
          </table:table-cell>
          <table:table-cell table:style-name="ce9" table:formula="of:=[.A10]*[.$A$1]+0.3" office:value-type="float" office:value="5.7285">
            <text:p>5,73</text:p>
          </table:table-cell>
          <table:table-cell table:style-name="ce9" table:formula="of:=[.H10]*[.B10]" office:value-type="float" office:value="45.828">
            <text:p>45,83</text:p>
          </table:table-cell>
          <table:table-cell table:formula="of:=[.I10]*[.F10]/100*[.E10]/100" office:value-type="float" office:value="0.5865984">
            <text:p>0,587</text:p>
          </table:table-cell>
          <table:table-cell table:number-columns-repeated="6"/>
        </table:table-row>
        <table:table-row table:style-name="ro1">
          <table:table-cell office:value-type="float" office:value="3.79">
            <text:p>3,79</text:p>
          </table:table-cell>
          <table:table-cell office:value-type="float" office:value="8">
            <text:p>8</text:p>
          </table:table-cell>
          <table:table-cell office:value-type="string">
            <text:p>K.3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1]*[.E11]" office:value-type="float" office:value="128">
            <text:p>128</text:p>
          </table:table-cell>
          <table:table-cell table:style-name="ce9" table:formula="of:=[.A11]*[.$A$1]+0.3" office:value-type="float" office:value="4.67745">
            <text:p>4,68</text:p>
          </table:table-cell>
          <table:table-cell table:style-name="ce9" table:formula="of:=[.H11]*[.B11]" office:value-type="float" office:value="37.4196">
            <text:p>37,42</text:p>
          </table:table-cell>
          <table:table-cell table:formula="of:=[.I11]*[.F11]/100*[.E11]/100" office:value-type="float" office:value="0.47897088">
            <text:p>0,479</text:p>
          </table:table-cell>
          <table:table-cell table:number-columns-repeated="6"/>
        </table:table-row>
        <table:table-row table:style-name="ro1">
          <table:table-cell office:value-type="float" office:value="2.88">
            <text:p>2,88</text:p>
          </table:table-cell>
          <table:table-cell office:value-type="float" office:value="8">
            <text:p>8</text:p>
          </table:table-cell>
          <table:table-cell office:value-type="string">
            <text:p>K.4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2]*[.E12]" office:value-type="float" office:value="128">
            <text:p>128</text:p>
          </table:table-cell>
          <table:table-cell table:style-name="ce9" table:formula="of:=[.A12]*[.$A$1]+0.3" office:value-type="float" office:value="3.6264">
            <text:p>3,63</text:p>
          </table:table-cell>
          <table:table-cell table:style-name="ce9" table:formula="of:=[.H12]*[.B12]" office:value-type="float" office:value="29.0112">
            <text:p>29,01</text:p>
          </table:table-cell>
          <table:table-cell table:formula="of:=[.I12]*[.F12]/100*[.E12]/100" office:value-type="float" office:value="0.37134336">
            <text:p>0,371</text:p>
          </table:table-cell>
          <table:table-cell table:number-columns-repeated="6"/>
        </table:table-row>
        <table:table-row table:style-name="ro1">
          <table:table-cell office:value-type="float" office:value="1.97">
            <text:p>1,97</text:p>
          </table:table-cell>
          <table:table-cell office:value-type="float" office:value="8">
            <text:p>8</text:p>
          </table:table-cell>
          <table:table-cell office:value-type="string">
            <text:p>K.5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3]*[.E13]" office:value-type="float" office:value="128">
            <text:p>128</text:p>
          </table:table-cell>
          <table:table-cell table:style-name="ce9" table:formula="of:=[.A13]*[.$A$1]+0.3" office:value-type="float" office:value="2.57535">
            <text:p>2,58</text:p>
          </table:table-cell>
          <table:table-cell table:style-name="ce9" table:formula="of:=[.H13]*[.B13]" office:value-type="float" office:value="20.6028">
            <text:p>20,60</text:p>
          </table:table-cell>
          <table:table-cell table:formula="of:=[.I13]*[.F13]/100*[.E13]/100" office:value-type="float" office:value="0.26371584">
            <text:p>0,264</text:p>
          </table:table-cell>
          <table:table-cell table:number-columns-repeated="6"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string">
            <text:p>K.6</text:p>
          </table:table-cell>
          <table:table-cell office:value-type="string">
            <text:p>krokiew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4]*[.E14]" office:value-type="float" office:value="128">
            <text:p>128</text:p>
          </table:table-cell>
          <table:table-cell table:style-name="ce9" table:formula="of:=[.A14]*[.$A$1]+0.3" office:value-type="float" office:value="1.917">
            <text:p>1,92</text:p>
          </table:table-cell>
          <table:table-cell table:style-name="ce9" table:formula="of:=[.H14]*[.B14]" office:value-type="float" office:value="15.336">
            <text:p>15,34</text:p>
          </table:table-cell>
          <table:table-cell table:formula="of:=[.I14]*[.F14]/100*[.E14]/100" office:value-type="float" office:value="0.1963008">
            <text:p>0,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office:value-type="string">
            <text:p>miecz</text:p>
          </table:table-cell>
          <table:table-cell table:formula="of:=[.$E$9]" office:value-type="float" office:value="8">
            <text:p>8</text:p>
          </table:table-cell>
          <table:table-cell table:formula="of:=[.$F$9]" office:value-type="float" office:value="16">
            <text:p>16</text:p>
          </table:table-cell>
          <table:table-cell table:formula="of:=[.F15]*[.E15]" office:value-type="float" office:value="128">
            <text:p>128</text:p>
          </table:table-cell>
          <table:table-cell table:style-name="ce9" office:value-type="float" office:value="1.5">
            <text:p>1,50</text:p>
          </table:table-cell>
          <table:table-cell table:style-name="ce9" table:formula="of:=[.H15]*[.B15]" office:value-type="float" office:value="36">
            <text:p>36,00</text:p>
          </table:table-cell>
          <table:table-cell table:formula="of:=[.I15]*[.F15]/100*[.E15]/100" office:value-type="float" office:value="0.4608">
            <text:p>0,461</text:p>
          </table:table-cell>
          <table:table-cell table:number-columns-repeated="6"/>
        </table:table-row>
        <table:table-row table:style-name="ro1">
          <table:table-cell office:value-type="float" office:value="62.64">
            <text:p>62,6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urłata</text:p>
          </table:table-cell>
          <table:table-cell table:number-columns-repeated="2" office:value-type="float" office:value="14">
            <text:p>14</text:p>
          </table:table-cell>
          <table:table-cell table:formula="of:=[.F16]*[.E16]" office:value-type="float" office:value="196">
            <text:p>196</text:p>
          </table:table-cell>
          <table:table-cell table:style-name="ce9" table:formula="of:=[.A16]*1.1" office:value-type="float" office:value="68.904">
            <text:p>68,90</text:p>
          </table:table-cell>
          <table:table-cell table:style-name="ce9" table:formula="of:=[.H16]*[.B16]" office:value-type="float" office:value="68.904">
            <text:p>68,90</text:p>
          </table:table-cell>
          <table:table-cell table:formula="of:=[.I16]*[.F16]/100*[.E16]/100" office:value-type="float" office:value="1.3505184">
            <text:p>1,351</text:p>
          </table:table-cell>
          <table:table-cell table:number-columns-repeated="6"/>
        </table:table-row>
        <table:table-row table:style-name="ro1">
          <table:table-cell office:value-type="float" office:value="39.44">
            <text:p>39,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łatew</text:p>
          </table:table-cell>
          <table:table-cell table:formula="of:=[.$E$16]" office:value-type="float" office:value="14">
            <text:p>14</text:p>
          </table:table-cell>
          <table:table-cell table:formula="of:=[.$F$16]" office:value-type="float" office:value="14">
            <text:p>14</text:p>
          </table:table-cell>
          <table:table-cell table:formula="of:=[.F17]*[.E17]" office:value-type="float" office:value="196">
            <text:p>196</text:p>
          </table:table-cell>
          <table:table-cell table:style-name="ce9" table:formula="of:=[.A17]*1.1" office:value-type="float" office:value="43.384">
            <text:p>43,38</text:p>
          </table:table-cell>
          <table:table-cell table:style-name="ce9" table:formula="of:=[.H17]*[.B17]" office:value-type="float" office:value="43.384">
            <text:p>43,38</text:p>
          </table:table-cell>
          <table:table-cell table:formula="of:=[.I17]*[.F17]/100*[.E17]/100" office:value-type="float" office:value="0.8503264">
            <text:p>0,8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string">
            <text:p>słupek</text:p>
          </table:table-cell>
          <table:table-cell table:formula="of:=[.$E$16]" office:value-type="float" office:value="14">
            <text:p>14</text:p>
          </table:table-cell>
          <table:table-cell table:formula="of:=[.$F$16]" office:value-type="float" office:value="14">
            <text:p>14</text:p>
          </table:table-cell>
          <table:table-cell table:formula="of:=[.F18]*[.E18]" office:value-type="float" office:value="196">
            <text:p>196</text:p>
          </table:table-cell>
          <table:table-cell table:style-name="ce9" office:value-type="float" office:value="2.85">
            <text:p>2,85</text:p>
          </table:table-cell>
          <table:table-cell table:style-name="ce9" table:formula="of:=[.H18]*[.B18]" office:value-type="float" office:value="34.2">
            <text:p>34,20</text:p>
          </table:table-cell>
          <table:table-cell table:formula="of:=[.I18]*[.F18]/100*[.E18]/100" office:value-type="float" office:value="0.67032">
            <text:p>0,6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łat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F19]*[.E19]" office:value-type="float" office:value="20">
            <text:p>20</text:p>
          </table:table-cell>
          <table:table-cell table:style-name="ce9" table:formula="of:=[.A4]/0.35*1.15" office:value-type="float" office:value="1016.301">
            <text:p>1016,30</text:p>
          </table:table-cell>
          <table:table-cell table:style-name="ce9" table:formula="of:=[.H19]*[.B19]" office:value-type="float" office:value="1016.301">
            <text:p>1016,30</text:p>
          </table:table-cell>
          <table:table-cell table:formula="of:=[.I19]*[.F19]/100*[.E19]/100" office:value-type="float" office:value="2.032602">
            <text:p>2,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kontrłata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table:formula="of:=[.F20]*[.E20]" office:value-type="float" office:value="15">
            <text:p>15</text:p>
          </table:table-cell>
          <table:table-cell table:style-name="ce9" table:formula="of:=SUM([.I8:.I14])*1.1" office:value-type="float" office:value="459.23636">
            <text:p>459,24</text:p>
          </table:table-cell>
          <table:table-cell table:style-name="ce9" table:formula="of:=[.H20]*[.B20]" office:value-type="float" office:value="459.23636">
            <text:p>459,24</text:p>
          </table:table-cell>
          <table:table-cell table:formula="of:=[.I20]*[.F20]/100*[.E20]/100" office:value-type="float" office:value="0.68885454">
            <text:p>0,68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ka okapowa</text:p>
          </table:table-cell>
          <table:table-cell office:value-type="float" office:value="2.5">
            <text:p>2,5</text:p>
          </table:table-cell>
          <table:table-cell office:value-type="float" office:value="16">
            <text:p>16</text:p>
          </table:table-cell>
          <table:table-cell table:formula="of:=[.F21]*[.E21]" office:value-type="float" office:value="40">
            <text:p>40</text:p>
          </table:table-cell>
          <table:table-cell table:style-name="ce9" table:formula="of:=[.A21]*1.15" office:value-type="float" office:value="80.5">
            <text:p>80,50</text:p>
          </table:table-cell>
          <table:table-cell table:style-name="ce9" table:formula="of:=[.H21]*[.B21]" office:value-type="float" office:value="80.5">
            <text:p>80,50</text:p>
          </table:table-cell>
          <table:table-cell table:formula="of:=[.I21]*[.F21]/100*[.E21]/100" office:value-type="float" office:value="0.322">
            <text:p>0,322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9" table:number-columns-repeated="2"/>
          <table:table-cell table:formula="of:=SUM([.J8:.J21])" office:value-type="float" office:value="12.28896182">
            <text:p>12,289</text:p>
          </table:table-cell>
          <table:table-cell office:value-type="string">
            <text:p>m3</text:p>
          </table:table-cell>
          <table:table-cell table:number-columns-repeated="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tal" table:style-name="ta1" table:print="false">
        <table:table-column table:style-name="co42" table:default-cell-style-name="Default"/>
        <table:table-column table:style-name="co2" table:number-columns-repeated="4" table:default-cell-style-name="Default"/>
        <table:table-column table:style-name="co4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wspłóczynnik zapasu</text:p>
          </table:table-cell>
          <table:table-cell office:value-type="float" office:value="1.05">
            <text:p>1,0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kg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fundy</text:p>
          </table:table-cell>
          <table:table-cell office:value-type="float" office:value="110">
            <text:p>110</text:p>
          </table:table-cell>
          <table:table-cell/>
          <table:table-cell office:value-type="float" office:value="88.8">
            <text:p>88,8</text:p>
          </table:table-cell>
          <table:table-cell office:value-type="float" office:value="443.3">
            <text:p>443,3</text:p>
          </table:table-cell>
          <table:table-cell/>
          <table:table-cell table:style-name="ce6" table:formula="of:=SUM([.B6:.E6])" office:value-type="float" office:value="642.1">
            <text:p>642,1</text:p>
          </table:table-cell>
          <table:table-cell/>
        </table:table-row>
        <table:table-row table:style-name="ro1">
          <table:table-cell office:value-type="string">
            <text:p>słupy</text:p>
          </table:table-cell>
          <table:table-cell office:value-type="float" office:value="20.4">
            <text:p>20,4</text:p>
          </table:table-cell>
          <table:table-cell table:number-columns-repeated="2"/>
          <table:table-cell office:value-type="float" office:value="61.9">
            <text:p>61,9</text:p>
          </table:table-cell>
          <table:table-cell/>
          <table:table-cell table:style-name="ce6" table:formula="of:=SUM([.B7:.E7])" office:value-type="float" office:value="82.3">
            <text:p>82,3</text:p>
          </table:table-cell>
          <table:table-cell/>
        </table:table-row>
        <table:table-row table:style-name="ro1">
          <table:table-cell office:value-type="string">
            <text:p>belki</text:p>
          </table:table-cell>
          <table:table-cell/>
          <table:table-cell office:value-type="float" office:value="123.8">
            <text:p>123,8</text:p>
          </table:table-cell>
          <table:table-cell/>
          <table:table-cell office:value-type="float" office:value="234">
            <text:p>234</text:p>
          </table:table-cell>
          <table:table-cell/>
          <table:table-cell table:style-name="ce6" table:formula="of:=SUM([.B8:.E8])" office:value-type="float" office:value="357.8">
            <text:p>357,8</text:p>
          </table:table-cell>
          <table:table-cell/>
        </table:table-row>
        <table:table-row table:style-name="ro1">
          <table:table-cell office:value-type="string">
            <text:p>wienic</text:p>
          </table:table-cell>
          <table:table-cell office:value-type="float" office:value="79.9">
            <text:p>79,9</text:p>
          </table:table-cell>
          <table:table-cell table:number-columns-repeated="2"/>
          <table:table-cell office:value-type="float" office:value="319.7">
            <text:p>319,7</text:p>
          </table:table-cell>
          <table:table-cell/>
          <table:table-cell table:style-name="ce6" table:formula="of:=SUM([.B9:.E9])" office:value-type="float" office:value="399.6">
            <text:p>399,6</text:p>
          </table:table-cell>
          <table:table-cell/>
        </table:table-row>
        <table:table-row table:style-name="ro1">
          <table:table-cell office:value-type="string">
            <text:p>strop dolne</text:p>
          </table:table-cell>
          <table:table-cell/>
          <table:table-cell office:value-type="float" office:value="479.3">
            <text:p>479,3</text:p>
          </table:table-cell>
          <table:table-cell office:value-type="float" office:value="728.2">
            <text:p>728,2</text:p>
          </table:table-cell>
          <table:table-cell office:value-type="float" office:value="428.7">
            <text:p>428,7</text:p>
          </table:table-cell>
          <table:table-cell/>
          <table:table-cell table:style-name="ce6" table:formula="of:=SUM([.B10:.E10])" office:value-type="float" office:value="1636.2">
            <text:p>1636,2</text:p>
          </table:table-cell>
          <table:table-cell/>
        </table:table-row>
        <table:table-row table:style-name="ro1">
          <table:table-cell office:value-type="string">
            <text:p>strop górne</text:p>
          </table:table-cell>
          <table:table-cell office:value-type="float" office:value="7.7">
            <text:p>7,7</text:p>
          </table:table-cell>
          <table:table-cell office:value-type="float" office:value="1146.5">
            <text:p>1146,5</text:p>
          </table:table-cell>
          <table:table-cell office:value-type="float" office:value="599.3">
            <text:p>599,3</text:p>
          </table:table-cell>
          <table:table-cell office:value-type="float" office:value="304.4">
            <text:p>304,4</text:p>
          </table:table-cell>
          <table:table-cell/>
          <table:table-cell table:style-name="ce6" table:formula="of:=SUM([.B11:.E11])" office:value-type="float" office:value="2057.9">
            <text:p>2057,9</text:p>
          </table:table-cell>
          <table:table-cell/>
        </table:table-row>
        <table:table-row table:style-name="ro1">
          <table:table-cell office:value-type="string">
            <text:p>sciana kolankowa</text:p>
          </table:table-cell>
          <table:table-cell office:value-type="float" office:value="88.9">
            <text:p>88,9</text:p>
          </table:table-cell>
          <table:table-cell table:number-columns-repeated="2"/>
          <table:table-cell office:value-type="float" office:value="323.2">
            <text:p>323,2</text:p>
          </table:table-cell>
          <table:table-cell/>
          <table:table-cell table:style-name="ce6" table:formula="of:=SUM([.B12:.E12])" office:value-type="float" office:value="412.1">
            <text:p>412,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umarycznie</text:p>
          </table:table-cell>
          <table:table-cell table:style-name="ce6" table:formula="of:=SUM([.B6:.B12])" office:value-type="float" office:value="306.9">
            <text:p>306,9</text:p>
          </table:table-cell>
          <table:table-cell table:style-name="ce6" table:formula="of:=SUM([.C6:.C12])" office:value-type="float" office:value="1749.6">
            <text:p>1749,6</text:p>
          </table:table-cell>
          <table:table-cell table:style-name="ce6" table:formula="of:=SUM([.D6:.D12])" office:value-type="float" office:value="1416.3">
            <text:p>1416,3</text:p>
          </table:table-cell>
          <table:table-cell table:style-name="ce6" table:formula="of:=SUM([.E6:.E12])" office:value-type="float" office:value="2115.2">
            <text:p>2115,2</text:p>
          </table:table-cell>
          <table:table-cell/>
          <table:table-cell table:style-name="ce6" table:formula="of:=SUM([.B6:.E12])*[.B1]" office:value-type="float" office:value="5867.4">
            <text:p>5867,4</text:p>
          </table:table-cell>
          <table:table-cell/>
        </table:table-row>
        <table:table-row table:style-name="ro1">
          <table:table-cell office:value-type="string">
            <text:p>ciężar metra</text:p>
          </table:table-cell>
          <table:table-cell office:value-type="float" office:value="0.222">
            <text:p>0,222</text:p>
          </table:table-cell>
          <table:table-cell office:value-type="float" office:value="0.395">
            <text:p>0,395</text:p>
          </table:table-cell>
          <table:table-cell office:value-type="float" office:value="0.617">
            <text:p>0,617</text:p>
          </table:table-cell>
          <table:table-cell office:value-type="float" office:value="0.888">
            <text:p>0,888</text:p>
          </table:table-cell>
          <table:table-cell table:number-columns-repeated="2"/>
          <table:table-cell table:style-name="ce13" table:formula="of:=[.G14]*[CENY.E27]" office:value-type="float" office:value="0">
            <text:p>0</text:p>
          </table:table-cell>
        </table:table-row>
        <table:table-row table:style-name="ro1">
          <table:table-cell office:value-type="string">
            <text:p>trzeba prętów 12m</text:p>
          </table:table-cell>
          <table:table-cell table:style-name="ce11" table:formula="of:=[.B14]/[.B15]/12*[.$B$1]" office:value-type="float" office:value="120.962837837838">
            <text:p>121</text:p>
          </table:table-cell>
          <table:table-cell table:style-name="ce11" table:formula="of:=[.C14]/[.C15]/12" office:value-type="float" office:value="369.113924050633">
            <text:p>369</text:p>
          </table:table-cell>
          <table:table-cell table:style-name="ce11" table:formula="of:=[.D14]/[.D15]/12" office:value-type="float" office:value="191.288492706645">
            <text:p>191</text:p>
          </table:table-cell>
          <table:table-cell table:style-name="ce11" table:formula="of:=[.E14]/[.E15]/12" office:value-type="float" office:value="198.498498498499">
            <text:p>198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powierzchnia siatki</text:p>
          </table:table-cell>
          <table:table-cell office:value-type="string">
            <text:p>średnica</text:p>
          </table:table-cell>
          <table:table-cell office:value-type="string">
            <text:p>rozstaw</text:p>
          </table:table-cell>
          <table:table-cell office:value-type="string">
            <text:p>potrzeba prętów 12m</text:p>
          </table:table-cell>
          <table:table-cell office:value-type="string">
            <text:p>cena </text:p>
          </table:table-cell>
          <table:table-cell office:value-type="string">
            <text:p>cena</text:p>
          </table:table-cell>
          <table:table-cell table:number-columns-repeated="2"/>
        </table:table-row>
        <table:table-row table:style-name="ro1">
          <table:table-cell office:value-type="string">
            <text:p>m2</text:p>
          </table:table-cell>
          <table:table-cell office:value-type="string">
            <text:p>mm</text:p>
          </table:table-cell>
          <table:table-cell office:value-type="string">
            <text:p>cm</text:p>
          </table:table-cell>
          <table:table-cell office:value-type="string">
            <text:p>szt</text:p>
          </table:table-cell>
          <table:table-cell office:value-type="string">
            <text:p>zł/szt</text:p>
          </table:table-cell>
          <table:table-cell office:value-type="string">
            <text:p>zł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2*[.A23]*100/[.C23]/12" office:value-type="float" office:value="166.666666666667">
            <text:p>166,6666666667</text:p>
          </table:table-cell>
          <table:table-cell office:value-type="float" office:value="28.9">
            <text:p>28,9</text:p>
          </table:table-cell>
          <table:table-cell table:formula="of:=[.E23]*[.D23]" office:value-type="float" office:value="4816.66666666667">
            <text:p>4816,6666666667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2*[.A24]*100/[.C24]/12" office:value-type="float" office:value="222.222222222222">
            <text:p>222,2222222222</text:p>
          </table:table-cell>
          <table:table-cell office:value-type="float" office:value="20">
            <text:p>20</text:p>
          </table:table-cell>
          <table:table-cell table:formula="of:=[.E24]*[.D24]" office:value-type="float" office:value="4444.44444444444">
            <text:p>4444,444444444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3]-[.F24]" office:value-type="float" office:value="372.222222222222">
            <text:p>372,222222222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2" number:min-integer-digits="2" number:grouping="true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8">18.02.2024</text:date>, <text:time>21:30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Gawda</meta:initial-creator>
    <meta:creation-date>2023-09-10T20:27:09.59</meta:creation-date>
    <meta:generator>OpenOffice/4.1.13$Win32 OpenOffice.org_project/4113m1$Build-9810</meta:generator>
    <dc:date>2024-02-18T21:30:05.42</dc:date>
    <dc:creator>Michał Gawda</dc:creator>
    <meta:editing-duration>PT18H16M41S</meta:editing-duration>
    <meta:editing-cycles>32</meta:editing-cycles>
    <meta:document-statistic meta:table-count="7" meta:cell-count="7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0.96cm"/>
    </style:style>
    <style:style style:name="co4" style:family="table-column">
      <style:table-column-properties fo:break-before="auto" style:column-width="1.215cm"/>
    </style:style>
    <style:style style:name="co5" style:family="table-column">
      <style:table-column-properties fo:break-before="auto" style:column-width="1.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rewno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0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2" number:min-integer-digits="2" number:grouping="true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8.02.2024</text:date>, <text:time>14:37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